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CC33"/>
    </style:style>
    <style:style style:name="co1" style:family="table-column">
      <style:table-column-properties fo:break-before="auto" style:column-width="7.19666666666667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9.763125cm"/>
    </style:style>
    <style:style style:name="co4" style:family="table-column">
      <style:table-column-properties fo:break-before="auto" style:column-width="7.24958333333333cm"/>
    </style:style>
    <style:style style:name="co5" style:family="table-column">
      <style:table-column-properties fo:break-before="auto" style:column-width="7.59354166666667cm"/>
    </style:style>
    <style:style style:name="co6" style:family="table-column">
      <style:table-column-properties fo:break-before="auto" style:column-width="5.76791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PROYECTO</text:p>
          </table:table-cell>
          <table:table-cell office:value-type="string" table:style-name="ce2">
            <text:p>INSTITUCION</text:p>
          </table:table-cell>
          <table:table-cell office:value-type="string" table:style-name="ce2">
            <text:p>PAQUETE</text:p>
          </table:table-cell>
          <table:table-cell office:value-type="string" table:style-name="ce2">
            <text:p>BENEFICIARIO</text:p>
          </table:table-cell>
          <table:table-cell office:value-type="string" table:style-name="ce2">
            <text:p>SEGUIMIENTO</text:p>
          </table:table-cell>
          <table:table-cell office:value-type="string" table:style-name="ce2">
            <text:p>CIERRE</text:p>
          </table:table-cell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BENEFICIARIO_PREREGISTR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CENTRO_EMPLEO_USUARI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CENTRO_EMPLE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5" table:style-name="ce3"/>
          <table:table-cell office:value-type="string" table:style-name="ce4">
            <text:p>CIERRE_MODULO</text:p>
          </table:table-cell>
          <table:table-cell table:number-columns-repeated="16378"/>
        </table:table-row>
        <table:table-row table:style-name="ro2">
          <table:table-cell table:number-columns-repeated="5" table:style-name="ce3"/>
          <table:table-cell office:value-type="string" table:style-name="ce4">
            <text:p>CIERRE_MODULO_NOVEDAD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LASE_PROGRAMA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office:value-type="string" table:style-name="ce4">
            <text:p>CODIGO_REFERENCIA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style-name="ce3"/>
          <table:table-cell office:value-type="string" table:style-name="ce4">
            <text:p>DATOS_CONTACTO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table:style-name="ce3"/>
          <table:table-cell office:value-type="string" table:style-name="ce4">
            <text:p>DEPARTAMENTO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ENCUESTA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FORMACION_BENEFICIARI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4">
            <text:p>FORMACION_MODULO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FORMACION_SOPORTE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FORMACION_TIPO_SOPORTE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FUENTE_POTENCIAL_BENEFICIARI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style-name="ce3"/>
          <table:table-cell office:value-type="string" table:style-name="ce4">
            <text:p>INSTITUCION_FORMACION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table:style-name="ce3"/>
          <table:table-cell office:value-type="string" table:style-name="ce4">
            <text:p>INSTITUCION_FORMACION_CONTACTO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4">
            <text:p>INSTITUCION_FORMACION_PAQUETE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4">
            <text:p>INSTITUCION_FORMACION_PAQUETE_PROGRAM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4">
            <text:p>INSTITUCION_FORMACION_PROGRAM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office:value-type="string" table:style-name="ce4">
            <text:p>INSTITUCION_FORMACION_PROGRAMA_JORNAD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style-name="ce3"/>
          <table:table-cell office:value-type="string" table:style-name="ce4">
            <text:p>INSTITUCION_FORMACION_SEDE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table:style-name="ce3"/>
          <table:table-cell office:value-type="string" table:style-name="ce4">
            <text:p>MUNICIPIO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NOVEDAD_BENEFICIARI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NOVEDAD_BENEFICIARIO_SOPORTE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NOVEDAD_TIP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2" table:style-name="ce3"/>
          <table:table-cell table:style-name="ce1"/>
          <table:table-cell office:value-type="string" table:style-name="ce4">
            <text:p>NOVEDAD_TIPO_SOPORTE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4">
            <text:p>OCUPACION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style-name="ce3"/>
          <table:table-cell office:value-type="string" table:style-name="ce4">
            <text:p>OFERTA_INSTITUCION_FORMACION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PERIODO_FORMACION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office:value-type="string" table:style-name="ce4">
            <text:p>PERIODO_FORMACION_FASE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office:value-type="string" table:style-name="ce4">
            <text:p>PERIODO_FORMACION_OCUPACION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PERSONA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PERSONA_CONTACT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POTENCIAL_BENEFICIARI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4">
            <text:p>PROYECTO_FORMACION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3" table:style-name="ce3"/>
          <table:table-cell office:value-type="string" table:style-name="ce4">
            <text:p>REQUISITOS_PREVIOS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4" table:style-name="ce3"/>
          <table:table-cell office:value-type="string" table:style-name="ce4">
            <text:p>SEGUIMIENTO_PLANILLA</text:p>
          </table:table-cell>
          <table:table-cell table:style-name="ce3"/>
          <table:table-cell table:number-columns-repeated="16378"/>
        </table:table-row>
        <table:table-row table:style-name="ro2">
          <table:table-cell table:number-columns-repeated="4" table:style-name="ce3"/>
          <table:table-cell office:value-type="string" table:style-name="ce4">
            <text:p>SEGUIMIENTO_PLANILLA_DESCARGA</text:p>
          </table:table-cell>
          <table:table-cell table:style-name="ce3"/>
          <table:table-cell table:number-columns-repeated="16378"/>
        </table:table-row>
        <table:table-row table:style-name="ro3">
          <table:table-cell table:number-columns-repeated="4" table:style-name="ce3"/>
          <table:table-cell office:value-type="string" table:style-name="ce4">
            <text:p>SEGUIMIENTO_PLANILLA_DETALLE</text:p>
          </table:table-cell>
          <table:table-cell table:style-name="ce3"/>
          <table:table-cell table:number-columns-repeated="16378"/>
        </table:table-row>
        <table:table-row table:style-name="ro2">
          <table:table-cell table:number-columns-repeated="4" table:style-name="ce3"/>
          <table:table-cell office:value-type="string" table:style-name="ce4">
            <text:p>SEGUIMIENTO_PLANILLA_DOCUMENTO</text:p>
          </table:table-cell>
          <table:table-cell table:style-name="ce3"/>
          <table:table-cell table:number-columns-repeated="16378"/>
        </table:table-row>
        <table:table-row table:style-name="ro2">
          <table:table-cell table:number-columns-repeated="4" table:style-name="ce3"/>
          <table:table-cell office:value-type="string" table:style-name="ce4">
            <text:p>SEGUIMIENTO_PLANILLA_NOVEDAD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4">
            <text:p>PERIODO_OCUPACION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style-name="ce3"/>
          <table:table-cell office:value-type="string" table:style-name="ce4">
            <text:p>SECRETARIA_EDUCACION</text:p>
          </table:table-cell>
          <table:table-cell table:number-columns-repeated="4" table:style-name="ce3"/>
          <table:table-cell table:number-columns-repeated="16378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hony Alexander Rocha Avendaño</dc:creator>
    <meta:creation-date>2015-08-25T09:43:53Z</meta:creation-date>
    <dc:date>2015-09-22T15:33:39Z</dc:date>
    <meta:editing-cycles>17</meta:editing-cycles>
    <meta:editing-duration>PT36753S</meta:editing-duration>
  </office:meta>
</office:document-meta>
</file>